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" svg:font-family="'DejaVu Sans Mono'" style:font-adornments="Book" style:font-family-generic="modern" style:font-pitch="variable"/>
    <style:font-face style:name="DejaVu Serif2" svg:font-family="'DejaVu Serif'" style:font-adornments="Book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draw:fill="none" draw:textarea-vertical-align="middle"/>
    </style:style>
    <style:style style:name="gr2" style:family="graphic" style:parent-style-name="text">
      <style:graphic-properties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fill="solid" draw:fill-color="#ffffff"/>
    </style:style>
    <style:style style:name="gr6" style:family="graphic" style:parent-style-name="objectwithoutfill">
      <style:graphic-properties draw:marker-end="Arrow" draw:marker-end-width="0.1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0cm" fo:padding-top="0cm" fo:padding-bottom="0cm" fo:padding-left="0cm" fo:padding-right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Mono2"/>
    </style:style>
    <style:style style:name="P3" style:family="paragraph">
      <style:paragraph-properties fo:text-align="end"/>
    </style:style>
    <style:style style:name="P4" style:family="paragraph">
      <style:text-properties fo:font-size="6.5pt" style:font-size-asian="6.5pt" style:font-size-complex="6.5pt"/>
    </style:style>
    <style:style style:name="T1" style:family="text">
      <style:text-properties fo:font-size="6.5pt" style:font-size-asian="6.5pt" style:font-size-complex="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1.7cm" svg:y1="1.1cm" svg:x2="1.7cm" svg:y2="3.7cm">
          <text:p/>
        </draw:line>
        <draw:line draw:style-name="gr1" draw:text-style-name="P1" draw:layer="layout" svg:x1="2.1cm" svg:y1="1.1cm" svg:x2="2.1cm" svg:y2="3.7cm">
          <text:p/>
        </draw:line>
        <draw:line draw:style-name="gr1" draw:text-style-name="P2" draw:layer="layout" svg:x1="2.9cm" svg:y1="1.1cm" svg:x2="2.9cm" svg:y2="3.7cm">
          <text:p/>
        </draw:line>
        <draw:frame draw:style-name="gr2" draw:layer="layout" svg:width="2.466cm" svg:height="0.671cm" svg:x="2.731cm" svg:y="0.1cm">
          <draw:text-box>
            <text:p text:style-name="P1"/>
            <text:p>CLK rising edges</text:p>
          </draw:text-box>
        </draw:frame>
        <draw:frame draw:style-name="gr2" draw:text-style-name="P3" draw:layer="layout" svg:width="0.734cm" svg:height="0.336cm" svg:x="0.166cm" svg:y="1.5cm">
          <draw:text-box>
            <text:p text:style-name="P3">reset</text:p>
          </draw:text-box>
        </draw:frame>
        <draw:frame draw:style-name="gr2" draw:text-style-name="P3" draw:layer="layout" svg:width="0.671cm" svg:height="0.336cm" svg:x="0.229cm" svg:y="2.3cm">
          <draw:text-box>
            <text:p text:style-name="P3">busy</text:p>
          </draw:text-box>
        </draw:frame>
        <draw:polyline draw:style-name="gr3" draw:text-style-name="P1" draw:layer="layout" svg:width="2.399cm" svg:height="0.399cm" svg:x="1.1cm" svg:y="1.5cm" svg:viewBox="0 0 2400 400" draw:points="0,0 1000,0 1000,400 1400,400 2400,400">
          <text:p/>
        </draw:polyline>
        <draw:line draw:style-name="gr1" draw:text-style-name="P1" draw:layer="layout" svg:x1="3.3cm" svg:y1="1.1cm" svg:x2="3.3cm" svg:y2="3.7cm">
          <text:p/>
        </draw:line>
        <draw:line draw:style-name="gr1" draw:text-style-name="P1" draw:layer="layout" svg:x1="6.9cm" svg:y1="1.1cm" svg:x2="6.9cm" svg:y2="3.7cm">
          <text:p/>
        </draw:line>
        <draw:line draw:style-name="gr1" draw:text-style-name="P1" draw:layer="layout" svg:x1="4.9cm" svg:y1="1.1cm" svg:x2="4.9cm" svg:y2="3.7cm">
          <text:p/>
        </draw:line>
        <draw:line draw:style-name="gr1" draw:text-style-name="P1" draw:layer="layout" svg:x1="5.3cm" svg:y1="1.1cm" svg:x2="5.3cm" svg:y2="3.7cm">
          <text:p/>
        </draw:line>
        <draw:line draw:style-name="gr1" draw:text-style-name="P1" draw:layer="layout" svg:x1="5.7cm" svg:y1="1.1cm" svg:x2="5.7cm" svg:y2="3.7cm">
          <text:p/>
        </draw:line>
        <draw:frame draw:style-name="gr2" draw:text-style-name="P3" draw:layer="layout" svg:width="0.442cm" svg:height="0.336cm" svg:x="0.458cm" svg:y="2.9cm">
          <draw:text-box>
            <text:p text:style-name="P3">err</text:p>
          </draw:text-box>
        </draw:frame>
        <draw:polyline draw:style-name="gr3" draw:text-style-name="P1" draw:layer="layout" svg:width="2.399cm" svg:height="0.4cm" svg:x="1.1cm" svg:y="2.299cm" svg:viewBox="0 0 2400 401" draw:points="0,1 1002,0 1800,1 1800,401 2400,401">
          <text:p/>
        </draw:polyline>
        <draw:line draw:style-name="gr1" draw:text-style-name="P2" draw:layer="layout" svg:x1="6.5cm" svg:y1="1.1cm" svg:x2="6.5cm" svg:y2="3.7cm">
          <text:p/>
        </draw:line>
        <draw:line draw:style-name="gr1" draw:text-style-name="P1" draw:layer="layout" svg:x1="1.3cm" svg:y1="1.1cm" svg:x2="1.3cm" svg:y2="3.7cm">
          <text:p/>
        </draw:line>
        <draw:g>
          <draw:custom-shape draw:style-name="gr4" draw:text-style-name="P1" draw:layer="layout" svg:width="0.2cm" svg:height="0.2cm" svg:x="2.42cm" svg:y="1.786cm">
            <text:p/>
            <draw:enhanced-geometry svg:viewBox="0 0 21600 21600" draw:type="rectangle" draw:enhanced-path="M 0 0 L 21600 0 21600 21600 0 21600 0 0 Z N"/>
          </draw:custom-shape>
          <draw:path draw:style-name="gr5" draw:text-style-name="P1" draw:layer="layout" svg:width="0.047cm" svg:height="0.099cm" svg:x="2.469cm" svg:y="1.786cm" svg:viewBox="0 0 48 100" svg:d="M0 0c109 50 0 100 0 100">
            <text:p/>
          </draw:path>
          <draw:path draw:style-name="gr5" draw:text-style-name="P1" draw:layer="layout" svg:width="0.047cm" svg:height="0.099cm" svg:x="2.42cm" svg:y="1.886cm" svg:viewBox="0 0 48 100" svg:d="M48 0c-109 50 0 100 0 100">
            <text:p/>
          </draw:path>
          <draw:path draw:style-name="gr5" draw:text-style-name="P1" draw:layer="layout" svg:width="0.047cm" svg:height="0.099cm" svg:x="2.571cm" svg:y="1.786cm" svg:viewBox="0 0 48 100" svg:d="M0 0c109 50 0 100 0 100">
            <text:p/>
          </draw:path>
          <draw:path draw:style-name="gr5" draw:text-style-name="P1" draw:layer="layout" svg:width="0.047cm" svg:height="0.099cm" svg:x="2.523cm" svg:y="1.886cm" svg:viewBox="0 0 48 100" svg:d="M48 0c-109 50 0 100 0 100">
            <text:p/>
          </draw:path>
        </draw:g>
        <draw:g>
          <draw:custom-shape draw:style-name="gr4" draw:text-style-name="P1" draw:layer="layout" svg:width="0.2cm" svg:height="0.2cm" svg:x="2.42cm" svg:y="2.19cm">
            <text:p/>
            <draw:enhanced-geometry svg:viewBox="0 0 21600 21600" draw:type="rectangle" draw:enhanced-path="M 0 0 L 21600 0 21600 21600 0 21600 0 0 Z N"/>
          </draw:custom-shape>
          <draw:path draw:style-name="gr5" draw:text-style-name="P1" draw:layer="layout" svg:width="0.047cm" svg:height="0.099cm" svg:x="2.469cm" svg:y="2.19cm" svg:viewBox="0 0 48 100" svg:d="M0 0c109 50 0 100 0 100">
            <text:p/>
          </draw:path>
          <draw:path draw:style-name="gr5" draw:text-style-name="P1" draw:layer="layout" svg:width="0.047cm" svg:height="0.099cm" svg:x="2.42cm" svg:y="2.29cm" svg:viewBox="0 0 48 100" svg:d="M48 0c-109 50 0 100 0 100">
            <text:p/>
          </draw:path>
          <draw:path draw:style-name="gr5" draw:text-style-name="P1" draw:layer="layout" svg:width="0.047cm" svg:height="0.099cm" svg:x="2.571cm" svg:y="2.19cm" svg:viewBox="0 0 48 100" svg:d="M0 0c109 50 0 100 0 100">
            <text:p/>
          </draw:path>
          <draw:path draw:style-name="gr5" draw:text-style-name="P1" draw:layer="layout" svg:width="0.047cm" svg:height="0.099cm" svg:x="2.523cm" svg:y="2.29cm" svg:viewBox="0 0 48 100" svg:d="M48 0c-109 50 0 100 0 100">
            <text:p/>
          </draw:path>
        </draw:g>
        <draw:line draw:style-name="gr3" draw:text-style-name="P1" draw:layer="layout" svg:x1="1.1cm" svg:y1="3.3cm" svg:x2="3.5cm" svg:y2="3.3cm">
          <text:p/>
        </draw:line>
        <draw:frame draw:style-name="gr2" draw:text-style-name="P3" draw:layer="layout" svg:width="0.734cm" svg:height="0.336cm" svg:x="3.766cm" svg:y="1.5cm">
          <draw:text-box>
            <text:p text:style-name="P3">reset</text:p>
          </draw:text-box>
        </draw:frame>
        <draw:frame draw:style-name="gr2" draw:text-style-name="P3" draw:layer="layout" svg:width="0.671cm" svg:height="0.336cm" svg:x="3.829cm" svg:y="2.3cm">
          <draw:text-box>
            <text:p text:style-name="P3">busy</text:p>
          </draw:text-box>
        </draw:frame>
        <draw:polyline draw:style-name="gr3" draw:text-style-name="P1" draw:layer="layout" svg:width="2.399cm" svg:height="0.399cm" svg:x="4.7cm" svg:y="1.5cm" svg:viewBox="0 0 2400 400" draw:points="0,0 1000,0 1000,400 1400,400 2400,400">
          <text:p/>
        </draw:polyline>
        <draw:frame draw:style-name="gr2" draw:text-style-name="P3" draw:layer="layout" svg:width="0.442cm" svg:height="0.336cm" svg:x="4.058cm" svg:y="2.9cm">
          <draw:text-box>
            <text:p text:style-name="P3">err</text:p>
          </draw:text-box>
        </draw:frame>
        <draw:polyline draw:style-name="gr3" draw:text-style-name="P1" draw:layer="layout" svg:width="2.399cm" svg:height="0.4cm" svg:x="4.7cm" svg:y="2.299cm" svg:viewBox="0 0 2400 401" draw:points="0,1 1002,0 1800,1 1800,401 2400,401">
          <text:p/>
        </draw:polyline>
        <draw:g>
          <draw:custom-shape draw:style-name="gr4" draw:text-style-name="P1" draw:layer="layout" svg:width="0.2cm" svg:height="0.2cm" svg:x="6.02cm" svg:y="1.786cm">
            <text:p/>
            <draw:enhanced-geometry svg:viewBox="0 0 21600 21600" draw:type="rectangle" draw:enhanced-path="M 0 0 L 21600 0 21600 21600 0 21600 0 0 Z N"/>
          </draw:custom-shape>
          <draw:path draw:style-name="gr5" draw:text-style-name="P1" draw:layer="layout" svg:width="0.047cm" svg:height="0.099cm" svg:x="6.069cm" svg:y="1.786cm" svg:viewBox="0 0 48 100" svg:d="M0 0c109 50 0 100 0 100">
            <text:p/>
          </draw:path>
          <draw:path draw:style-name="gr5" draw:text-style-name="P1" draw:layer="layout" svg:width="0.047cm" svg:height="0.099cm" svg:x="6.02cm" svg:y="1.886cm" svg:viewBox="0 0 48 100" svg:d="M48 0c-109 50 0 100 0 100">
            <text:p/>
          </draw:path>
          <draw:path draw:style-name="gr5" draw:text-style-name="P1" draw:layer="layout" svg:width="0.047cm" svg:height="0.099cm" svg:x="6.171cm" svg:y="1.786cm" svg:viewBox="0 0 48 100" svg:d="M0 0c109 50 0 100 0 100">
            <text:p/>
          </draw:path>
          <draw:path draw:style-name="gr5" draw:text-style-name="P1" draw:layer="layout" svg:width="0.047cm" svg:height="0.099cm" svg:x="6.123cm" svg:y="1.886cm" svg:viewBox="0 0 48 100" svg:d="M48 0c-109 50 0 100 0 100">
            <text:p/>
          </draw:path>
        </draw:g>
        <draw:g>
          <draw:custom-shape draw:style-name="gr4" draw:text-style-name="P1" draw:layer="layout" svg:width="0.2cm" svg:height="0.2cm" svg:x="6.02cm" svg:y="2.19cm">
            <text:p/>
            <draw:enhanced-geometry svg:viewBox="0 0 21600 21600" draw:type="rectangle" draw:enhanced-path="M 0 0 L 21600 0 21600 21600 0 21600 0 0 Z N"/>
          </draw:custom-shape>
          <draw:path draw:style-name="gr5" draw:text-style-name="P1" draw:layer="layout" svg:width="0.047cm" svg:height="0.099cm" svg:x="6.069cm" svg:y="2.19cm" svg:viewBox="0 0 48 100" svg:d="M0 0c109 50 0 100 0 100">
            <text:p/>
          </draw:path>
          <draw:path draw:style-name="gr5" draw:text-style-name="P1" draw:layer="layout" svg:width="0.047cm" svg:height="0.099cm" svg:x="6.02cm" svg:y="2.29cm" svg:viewBox="0 0 48 100" svg:d="M48 0c-109 50 0 100 0 100">
            <text:p/>
          </draw:path>
          <draw:path draw:style-name="gr5" draw:text-style-name="P1" draw:layer="layout" svg:width="0.047cm" svg:height="0.099cm" svg:x="6.171cm" svg:y="2.19cm" svg:viewBox="0 0 48 100" svg:d="M0 0c109 50 0 100 0 100">
            <text:p/>
          </draw:path>
          <draw:path draw:style-name="gr5" draw:text-style-name="P1" draw:layer="layout" svg:width="0.047cm" svg:height="0.099cm" svg:x="6.123cm" svg:y="2.29cm" svg:viewBox="0 0 48 100" svg:d="M48 0c-109 50 0 100 0 100">
            <text:p/>
          </draw:path>
        </draw:g>
        <draw:polyline draw:style-name="gr3" draw:text-style-name="P1" draw:layer="layout" svg:width="2.399cm" svg:height="0.399cm" svg:x="4.7cm" svg:y="2.9cm" svg:viewBox="0 0 2400 400" draw:points="0,400 1800,400 1800,0 2400,0">
          <text:p/>
        </draw:polyline>
        <draw:frame draw:style-name="gr2" draw:text-style-name="P1" draw:layer="layout" svg:width="1.441cm" svg:height="1.006cm" svg:x="2.561cm" svg:y="4.294cm">
          <draw:text-box>
            <text:p text:style-name="P1">SDHC</text:p>
            <text:p text:style-name="P1">detected<text:line-break/>and ready</text:p>
          </draw:text-box>
        </draw:frame>
        <draw:line draw:style-name="gr6" draw:text-style-name="P1" draw:layer="layout" svg:x1="3.3cm" svg:y1="4.2cm" svg:x2="3.3cm" svg:y2="3.8cm">
          <text:p/>
        </draw:line>
        <draw:frame draw:style-name="gr2" draw:text-style-name="P1" draw:layer="layout" svg:width="0.887cm" svg:height="0.671cm" svg:x="6.013cm" svg:y="4.529cm">
          <draw:text-box>
            <text:p text:style-name="P1">SDHC</text:p>
            <text:p text:style-name="P1">error</text:p>
          </draw:text-box>
        </draw:frame>
        <draw:line draw:style-name="gr6" draw:text-style-name="P1" draw:layer="layout" svg:x1="6.472cm" svg:y1="4.268cm" svg:x2="6.472cm" svg:y2="3.868cm">
          <text:p/>
        </draw:line>
        <draw:g>
          <draw:g>
            <draw:g>
              <draw:custom-shape draw:style-name="gr4" draw:text-style-name="P1" draw:layer="layout" svg:width="0.2cm" svg:height="0.2cm" svg:x="1.025cm" svg:y="4cm">
                <text:p/>
                <draw:enhanced-geometry svg:viewBox="0 0 21600 21600" draw:type="rectangle" draw:enhanced-path="M 0 0 L 21600 0 21600 21600 0 21600 0 0 Z N"/>
              </draw:custom-shape>
              <draw:path draw:style-name="gr5" draw:text-style-name="P1" draw:layer="layout" svg:width="0.047cm" svg:height="0.099cm" svg:x="1.074cm" svg:y="4cm" svg:viewBox="0 0 48 100" svg:d="M0 0c109 50 0 100 0 100">
                <text:p/>
              </draw:path>
              <draw:path draw:style-name="gr5" draw:text-style-name="P1" draw:layer="layout" svg:width="0.047cm" svg:height="0.099cm" svg:x="1.025cm" svg:y="4.1cm" svg:viewBox="0 0 48 100" svg:d="M48 0c-109 50 0 100 0 100">
                <text:p/>
              </draw:path>
              <draw:path draw:style-name="gr5" draw:text-style-name="P1" draw:layer="layout" svg:width="0.047cm" svg:height="0.099cm" svg:x="1.176cm" svg:y="4cm" svg:viewBox="0 0 48 100" svg:d="M0 0c109 50 0 100 0 100">
                <text:p/>
              </draw:path>
              <draw:path draw:style-name="gr5" draw:text-style-name="P1" draw:layer="layout" svg:width="0.047cm" svg:height="0.099cm" svg:x="1.128cm" svg:y="4.1cm" svg:viewBox="0 0 48 100" svg:d="M48 0c-109 50 0 100 0 100">
                <text:p/>
              </draw:path>
            </draw:g>
            <draw:frame draw:style-name="gr7" draw:text-style-name="P4" draw:layer="layout" svg:width="0.933cm" svg:height="0.272cm" svg:x="1.38cm" svg:y="3.964cm">
              <draw:text-box>
                <text:p><text:span text:style-name="T1">n cycles</text:span></text:p>
              </draw:text-box>
            </draw:frame>
          </draw:g>
          <draw:custom-shape draw:style-name="gr8" draw:text-style-name="P1" draw:layer="layout" svg:width="1.6cm" svg:height="0.4cm" svg:x="0.9cm" svg:y="3.9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" svg:font-family="'DejaVu Sans Mono'" style:font-adornments="Book" style:font-family-generic="modern" style:font-pitch="variable"/>
    <style:font-face style:name="DejaVu Serif2" svg:font-family="'DejaVu Serif'" style:font-adornments="Book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erif1" fo:font-family="'DejaVu Serif'" style:font-style-name="Book" style:font-family-generic="roman" style:font-pitch="variable" fo:font-size="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image-width="0cm" draw:fill-image-height="0cm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2cm" fo:page-height="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ino Ruiz de Clavijo Vázquez</meta:initial-creator>
    <meta:creation-date>2013-03-16T11:36:42</meta:creation-date>
    <meta:generator>LibreOffice/4.2.6.3$Linux_X86_64 LibreOffice_project/420m0$Build-3</meta:generator>
    <dc:date>2014-10-15T10:43:01.055460736</dc:date>
    <meta:editing-duration>PT7H35M25S</meta:editing-duration>
    <meta:editing-cycles>33</meta:editing-cycles>
    <dc:creator>Paulino Ruiz de Clavijo Vázquez</dc:creator>
    <meta:document-statistic meta:object-count="61"/>
  </office:meta>
</office:document-meta>
</file>